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rideDependencyDescriptorMediato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eDependencyDescriptorMediator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eDependencyDescriptorMediator.mediate( DependencyDescriptor d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verrideDependencyDescriptorMediator.OverrideDependencyDescriptorMediator( String branch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